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1" fo:text-align="center"/>
      <style:text-properties fo:color="#000000" fo:font-family="Sans Serif" fo:font-size="12.000000000000000pt"/>
    </style:style>
    <style:style style:name="P2" style:family="paragraph">
      <style:paragraph-properties fo:text-align="center"/>
      <style:text-properties fo:color="#000000" fo:font-family="Sans Serif" fo:font-size="12.000000000000000pt"/>
    </style:style>
    <style:style style:name="P3" style:family="paragraph">
      <style:paragraph-properties fo:text-align="end"/>
      <style:text-properties fo:color="#000000" fo:font-family="Sans Serif" fo:font-size="12.000000000000000pt"/>
    </style:style>
    <style:style style:name="P4" style:family="paragraph">
      <style:paragraph-properties fo:text-align="start"/>
      <style:text-properties fo:color="#000000" fo:font-family="Sans Serif" fo:font-size="12.000000000000000pt"/>
    </style:style>
  </office:automatic-styles>
  <office:body>
    <office:text>
      <text:tracked-changes/>
      <text:page-sequence>
        <text:page text:master-page-name="Standard1"/>
      </text:page-sequence>
      <text:p text:style-name="P1">Projekt zaliczeniowy z przedmiotu G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utorzy:</text:p>
      <text:p text:style-name="P3">Mateusz Mielnicki</text:p>
      <text:p text:style-name="P3">Tomasz Kogut</text:p>
      <text:p text:style-name="P3"/>
      <text:p text:style-name="P4">Temat: "Rozwiązanie problemu komiwojażera przy pomocy symulowanego wyrzażaniani."</text:p>
      <text:p text:style-name="P4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Standard" style:display-name="Standard" style:family="paragraph">
      <style:paragraph-properties fo:text-align="left"/>
    </style:style>
    <style:style style:name="Document_20Title" style:display-name="Document Title" style:family="paragraph" style:next-style-name="Standard">
      <style:text-properties fo:font-size="24.000000000000000pt" fo:font-weight="bold"/>
    </style:style>
    <style:style style:name="Head_201" style:display-name="Head 1" style:family="paragraph" style:list-style-name="L" style:next-style-name="Standard">
      <style:paragraph-properties fo:text-align="left"/>
      <style:text-properties fo:font-size="20.000000000000000pt" fo:font-weight="bold"/>
    </style:style>
    <style:style style:name="Head_202" style:display-name="Head 2" style:family="paragraph" style:list-style-name="L1" style:next-style-name="Standard">
      <style:paragraph-properties fo:text-align="left"/>
      <style:text-properties fo:font-size="16.000000000000000pt" fo:font-weight="bold"/>
    </style:style>
    <style:style style:name="Head_203" style:display-name="Head 3" style:family="paragraph" style:list-style-name="L2" style:next-style-name="Standard">
      <style:paragraph-properties fo:text-align="left"/>
      <style:text-properties fo:font-size="12.000000000000000pt" fo:font-weight="bold"/>
    </style:style>
    <style:style style:name="Enumerated_20List" style:display-name="Enumerated List" style:family="paragraph" style:list-style-name="L">
      <style:paragraph-properties fo:text-align="left"/>
    </style:style>
    <style:style style:name="Alphabetical_20List" style:display-name="Alphabetical List" style:family="paragraph" style:list-style-name="L3">
      <style:paragraph-properties fo:text-align="left"/>
    </style:style>
    <style:style style:name="Bullet_20List" style:display-name="Bullet List" style:family="paragraph" style:list-style-name="L4">
      <style:paragraph-properties fo:text-align="left"/>
    </style:style>
    <text:list-style style:name="L">
      <text:list-level-style-number text:level="1" style:num-prefix="" style:num-suffix="." text:start-value="1" text:display-levels="0" style:num-format="1">
        <style:list-level-properties fo:text-align="start"/>
      </text:list-level-style-number>
    </text:list-style>
    <text:list-style style:name="L1">
      <text:list-level-style-number text:level="2" style:num-prefix="" style:num-suffix="." text:start-value="1" text:display-levels="0" style:num-format="1">
        <style:list-level-properties fo:text-align="start"/>
      </text:list-level-style-number>
    </text:list-style>
    <text:list-style style:name="L2">
      <text:list-level-style-number text:level="3" style:num-prefix="" style:num-suffix="." text:start-value="1" text:display-levels="0" style:num-format="1">
        <style:list-level-properties fo:text-align="start"/>
      </text:list-level-style-number>
    </text:list-style>
    <text:list-style style:name="L3">
      <text:list-level-style-number text:level="1" style:num-prefix="" style:num-suffix=")" text:start-value="1" text:display-levels="0" style:num-format="a">
        <style:list-level-properties fo:text-align="start"/>
      </text:list-level-style-number>
    </text:list-style>
    <text:list-style style:name="L4">
      <text:list-level-style-bullet text:level="1" style:num-prefix="" style:num-suffix="" text:bullet-char="•">
        <style:list-level-properties fo:text-align="start"/>
      </text:list-level-style-bullet>
    </text:list-style>
  </office:styles>
  <office:automatic-styles>
    <style:page-layout style:name="pm1" style:page-usage="all">
      <style:page-layout-properties fo:margin-bottom="42.000000000000000pt" fo:margin-left="28.000000000000000pt" fo:margin-right="28.000000000000000pt" fo:margin-top="42.000000000000000pt" fo:padding="0.000000000000000pt" fo:page-height="841.000000000000000pt" fo:page-width="595.000000000000000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2.2</meta:generator>
    <dc:title/>
    <meta:initial-creator>Nieznany</meta:initial-creator>
    <meta:editing-cycles>0</meta:editing-cycles>
    <dc:date>2011-03-28T19:38:08</dc:date>
    <meta:creation-date>2011-03-28T19:35:32</meta:creation-date>
    <dc:creator>Tomek</dc:creator>
  </office:meta>
</office:document-meta>
</file>